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24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68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949cm"/>
    </style:style>
    <style:style style:name="co7" style:family="table-column">
      <style:table-column-properties fo:break-before="auto" style:column-width="3.517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3.2cm"/>
    </style:style>
    <style:style style:name="co10" style:family="table-column">
      <style:table-column-properties fo:break-before="auto" style:column-width="3.745cm"/>
    </style:style>
    <style:style style:name="co11" style:family="table-column">
      <style:table-column-properties fo:break-before="auto" style:column-width="8.035cm"/>
    </style:style>
    <style:style style:name="co1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rge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s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Lectur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John Jamies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raham W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Lectur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niel Dang</text:p>
          </table:table-cell>
          <table:table-cell office:value-type="string" calcext:value-type="string">
            <text:p>https://www.eit.ac.nz/staff/daniel-dang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re Erturk</text:p>
          </table:table-cell>
          <table:table-cell office:value-type="string" calcext:value-type="string">
            <text:p>https://www.eit.ac.nz/staff/emre-erturk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aham Ward</text:p>
          </table:table-cell>
          <table:table-cell office:value-type="string" calcext:value-type="string">
            <text:p>https://www.eit.ac.nz/staff/graham-ward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an Purdon</text:p>
          </table:table-cell>
          <table:table-cell office:value-type="string" calcext:value-type="string">
            <text:p>https://www.eit.ac.nz/staff/ian-purdo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stvan Lengyel</text:p>
          </table:table-cell>
          <table:table-cell office:value-type="string" calcext:value-type="string">
            <text:p>https://www.eit.ac.nz/staff/istvan-lengyel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ohn Jamieson</text:p>
          </table:table-cell>
          <table:table-cell office:value-type="string" calcext:value-type="string">
            <text:p>https://www.eit.ac.nz/staff/john-jamieso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aram Khokra</text:p>
          </table:table-cell>
          <table:table-cell office:value-type="string" calcext:value-type="string">
            <text:p>https://www.eit.ac.nz/staff/karam-khokra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oor Alani</text:p>
          </table:table-cell>
          <table:table-cell office:value-type="string" calcext:value-type="string">
            <text:p>https://www.eit.ac.nz/staff/noor-alani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an Allan</text:p>
          </table:table-cell>
          <table:table-cell office:value-type="string" calcext:value-type="string">
            <text:p>https://www.eit.ac.nz/staff/ian-alla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ema Josep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astasia Mozhaeva</text:p>
          </table:table-cell>
          <table:table-cell office:value-type="string" calcext:value-type="string">
            <text:p>https://www.eit.ac.nz/staff/anastasia-mozhaeva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mith Wijewardan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lo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t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08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4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f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4,26</text:p>
          </table:table-cell>
        </table:table-row>
      </table:table>
      <table:table table:name="Merged CSV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John Jamie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ternship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Special Topic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raham W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Daniel Dang</text:p>
          </table:table-cell>
          <table:table-cell office:value-type="string" calcext:value-type="string">
            <text:p>https://www.eit.ac.nz/staff/daniel-dang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Emre Erturk</text:p>
          </table:table-cell>
          <table:table-cell office:value-type="string" calcext:value-type="string">
            <text:p>https://www.eit.ac.nz/staff/emre-erturk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Graham Ward</text:p>
          </table:table-cell>
          <table:table-cell office:value-type="string" calcext:value-type="string">
            <text:p>https://www.eit.ac.nz/staff/graham-ward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Ian Purdon</text:p>
          </table:table-cell>
          <table:table-cell office:value-type="string" calcext:value-type="string">
            <text:p>https://www.eit.ac.nz/staff/ian-purd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Istvan Lengyel</text:p>
          </table:table-cell>
          <table:table-cell office:value-type="string" calcext:value-type="string">
            <text:p>https://www.eit.ac.nz/staff/istvan-lengyel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John Jamieson</text:p>
          </table:table-cell>
          <table:table-cell office:value-type="string" calcext:value-type="string">
            <text:p>https://www.eit.ac.nz/staff/john-jamies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Karam Khokra</text:p>
          </table:table-cell>
          <table:table-cell office:value-type="string" calcext:value-type="string">
            <text:p>https://www.eit.ac.nz/staff/karam-khokra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Noor Alani</text:p>
          </table:table-cell>
          <table:table-cell office:value-type="string" calcext:value-type="string">
            <text:p>https://www.eit.ac.nz/staff/noor-alani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Ian Allan</text:p>
          </table:table-cell>
          <table:table-cell office:value-type="string" calcext:value-type="string">
            <text:p>https://www.eit.ac.nz/staff/ian-alla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Neema Jose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nastasia Mozhaeva</text:p>
          </table:table-cell>
          <table:table-cell office:value-type="string" calcext:value-type="string">
            <text:p>https://www.eit.ac.nz/staff/anastasia-mozhaeva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Damith Wijeward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2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ernship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t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pecial Topic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08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4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f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4,26</text:p>
          </table:table-cell>
        </table:table-row>
      </table:table>
      <table:table table:name="Taradale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week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9-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1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9-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9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3-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9-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-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-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-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9-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4,2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s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 varchar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Lecturer int f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John Jamies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raham W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Lectur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 int</text:p>
          </table:table-cell>
          <table:table-cell office:value-type="string" calcext:value-type="string">
            <text:p>Name varchar</text:p>
          </table:table-cell>
          <table:table-cell office:value-type="string" calcext:value-type="string">
            <text:p>ur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niel dang</text:p>
          </table:table-cell>
          <table:table-cell office:value-type="string" calcext:value-type="string">
            <text:p>https://www.eit.ac.nz/staff/daniel-dang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re erturk</text:p>
          </table:table-cell>
          <table:table-cell office:value-type="string" calcext:value-type="string">
            <text:p>https://www.eit.ac.nz/staff/emre-erturk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aham ward</text:p>
          </table:table-cell>
          <table:table-cell office:value-type="string" calcext:value-type="string">
            <text:p>https://www.eit.ac.nz/staff/graham-ward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an purdon</text:p>
          </table:table-cell>
          <table:table-cell office:value-type="string" calcext:value-type="string">
            <text:p>https://www.eit.ac.nz/staff/ian-purdo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stvan lengyel</text:p>
          </table:table-cell>
          <table:table-cell office:value-type="string" calcext:value-type="string">
            <text:p>https://www.eit.ac.nz/staff/istvan-lengyel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ohn jamieson</text:p>
          </table:table-cell>
          <table:table-cell office:value-type="string" calcext:value-type="string">
            <text:p>https://www.eit.ac.nz/staff/john-jamieso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aram khokra</text:p>
          </table:table-cell>
          <table:table-cell office:value-type="string" calcext:value-type="string">
            <text:p>https://www.eit.ac.nz/staff/karam-khokra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oor alani</text:p>
          </table:table-cell>
          <table:table-cell office:value-type="string" calcext:value-type="string">
            <text:p>https://www.eit.ac.nz/staff/noor-alani/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Slo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t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f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4,26</text:p>
          </table:table-cell>
        </table:table-row>
      </table:table>
      <table:table table:name="Tairawhiti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ee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PM1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PA104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PM108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Cours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Lectur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Lecturer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an Allan</text:p>
          </table:table-cell>
          <table:table-cell office:value-type="string" calcext:value-type="string">
            <text:p>https://www.eit.ac.nz/staff/ian-allan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ema Joseph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nastasia Mozhaeva</text:p>
          </table:table-cell>
          <table:table-cell office:value-type="string" calcext:value-type="string">
            <text:p>https://www.eit.ac.nz/staff/anastasia-mozhaeva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mith Wijewardana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</table:table>
      <table:table table:name="Export to CSV" table:style-name="ta1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2</text:p>
          </table:table-cell>
        </table:table-row>
        <table:table-row table:style-name="ro1"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Knowledge Management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ystems Analysis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t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ystems Analysis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Internship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pecial Topic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Knowledge Management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f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4,26</text:p>
          </table:table-cell>
        </table:table-row>
      </table:table>
      <table:named-expressions/>
      <table:database-ranges>
        <table:database-range table:name="__Anonymous_Sheet_DB__0" table:target-range-address="Merged.C3:Merged.E3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Merged CSV'.B1:'Merged CSV'.D2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Taradale.C61:Taradale.C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Tairawhiti.C47:Tairawhiti.C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5:07:40.8601534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2:42:49.178246721</meta:creation-date>
    <dc:date>2025-01-15T21:48:22.665899159</dc:date>
    <meta:editing-duration>PT6H6M58S</meta:editing-duration>
    <meta:editing-cycles>11</meta:editing-cycles>
    <meta:generator>LibreOffice/24.2.7.2$Linux_X86_64 LibreOffice_project/420$Build-2</meta:generator>
    <meta:document-statistic meta:table-count="5" meta:cell-count="1786" meta:object-count="0"/>
  </office:meta>
</office:document-meta>
</file>